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25-01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24-02-1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23-02-1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21-12-09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21-02-0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20-01-22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9-02-06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8-02-0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6-12-1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6-01-2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4-12-0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3-12-0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3-01-10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1-12-13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0-12-2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10-01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9-01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8-01-28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7-01-29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6-01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5-01-19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4-02-1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3-01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1-02-1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2000-02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9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3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9936" calcext:value-type="float">
            <text:p>91.6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8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5256" calcext:value-type="float">
            <text:p>92.3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072" calcext:value-type="float">
            <text:p>98.1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4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3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1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7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6672" calcext:value-type="float">
            <text:p>93.0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0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0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6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8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8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6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5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9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8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6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5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5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5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4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4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4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06095171201</text:p>
          </table:table-cell>
          <table:table-cell office:value-type="string" calcext:value-type="string">
            <text:p>193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26" meta:object-count="0"/>
    <meta:user-defined meta:name="AppVersion">3.0</meta:user-defined>
  </office:meta>
</office:document-meta>
</file>